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e99c"/>
    </style:style>
    <style:style style:name="P2" style:family="paragraph" style:parent-style-name="Standard">
      <style:text-properties fo:color="#d4d4d4" style:font-name="Droid Sans Mono" fo:font-size="12pt" fo:font-weight="normal" officeooo:rsid="0018e99c" officeooo:paragraph-rsid="0018e99c" fo:background-color="#1e1e1e"/>
    </style:style>
    <style:style style:name="P3" style:family="paragraph" style:parent-style-name="Standard">
      <style:paragraph-properties fo:margin-top="0cm" fo:margin-bottom="0cm" loext:contextual-spacing="false" style:line-height-at-least="0.556cm"/>
      <style:text-properties fo:color="#d4d4d4" style:font-name="Droid Sans Mono" fo:font-size="12pt" fo:font-weight="normal" fo:background-color="#1e1e1e"/>
    </style:style>
    <style:style style:name="P4" style:family="paragraph" style:parent-style-name="Standard">
      <style:paragraph-properties fo:margin-top="0cm" fo:margin-bottom="0cm" loext:contextual-spacing="false" style:line-height-at-least="0.556cm"/>
      <style:text-properties fo:color="#d4d4d4" style:font-name="Droid Sans Mono" fo:font-size="12pt" fo:font-weight="normal" officeooo:rsid="0018e99c" officeooo:paragraph-rsid="0018e99c" fo:background-color="#1e1e1e"/>
    </style:style>
    <style:style style:name="P5" style:family="paragraph" style:parent-style-name="Standard">
      <style:paragraph-properties fo:margin-top="0cm" fo:margin-bottom="0cm" loext:contextual-spacing="false" style:line-height-at-least="0.556cm"/>
      <style:text-properties fo:color="#d4d4d4" style:font-name="Droid Sans Mono" fo:font-size="18pt" fo:font-weight="normal" officeooo:rsid="0018e99c" officeooo:paragraph-rsid="0018e99c" fo:background-color="#1e1e1e" style:font-size-asian="15.75pt" style:font-size-complex="18pt"/>
    </style:style>
    <style:style style:name="P6" style:family="paragraph" style:parent-style-name="Standard">
      <style:paragraph-properties fo:margin-top="0cm" fo:margin-bottom="0cm" loext:contextual-spacing="false" style:line-height-at-least="0.556cm"/>
    </style:style>
    <style:style style:name="P7" style:family="paragraph" style:parent-style-name="Standard" style:master-page-name="Standard">
      <style:paragraph-properties style:page-number="auto"/>
      <style:text-properties officeooo:paragraph-rsid="0018e99c"/>
    </style:style>
    <style:style style:name="P8" style:family="paragraph" style:parent-style-name="Standard">
      <style:text-properties fo:font-size="18pt" fo:language="en" fo:country="GB" fo:font-weight="bold" officeooo:rsid="0018e99c" officeooo:paragraph-rsid="0018e99c" style:font-size-asian="18pt" style:font-weight-asian="bold" style:font-size-complex="18pt" style:font-weight-complex="bold"/>
    </style:style>
    <style:style style:name="P9" style:family="paragraph" style:parent-style-name="Standard">
      <style:text-properties style:font-name="Abyssinica SIL" fo:font-size="10.5pt" fo:language="en" fo:country="GB" fo:font-weight="bold" officeooo:rsid="0018e99c" officeooo:paragraph-rsid="0018e99c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d4d4d4" style:font-name="Droid Sans Mono" fo:font-size="12pt" fo:font-weight="normal" officeooo:rsid="0018e99c" officeooo:paragraph-rsid="001e913b" fo:background-color="#1e1e1e"/>
    </style:style>
    <style:style style:name="P11" style:family="paragraph" style:parent-style-name="Standard">
      <style:text-properties officeooo:paragraph-rsid="0018e99c"/>
    </style:style>
    <style:style style:name="P12" style:family="paragraph" style:parent-style-name="Standard">
      <style:paragraph-properties fo:margin-top="0cm" fo:margin-bottom="0cm" loext:contextual-spacing="false" style:line-height-at-least="0.556cm"/>
      <style:text-properties fo:color="#d4d4d4" style:font-name="Droid Sans Mono" fo:font-size="12pt" fo:font-weight="normal" fo:background-color="#1e1e1e"/>
    </style:style>
    <style:style style:name="P13" style:family="paragraph" style:parent-style-name="Standard">
      <style:paragraph-properties fo:margin-top="0cm" fo:margin-bottom="0cm" loext:contextual-spacing="false" style:line-height-at-least="0.556cm"/>
      <style:text-properties fo:color="#d4d4d4" style:font-name="Droid Sans Mono" fo:font-size="12pt" fo:font-weight="normal" officeooo:paragraph-rsid="001e913b" fo:background-color="#1e1e1e"/>
    </style:style>
    <style:style style:name="P14" style:family="paragraph" style:parent-style-name="Standard">
      <style:paragraph-properties fo:margin-top="0cm" fo:margin-bottom="0cm" loext:contextual-spacing="false" style:line-height-at-least="0.556cm"/>
    </style:style>
    <style:style style:name="P15" style:family="paragraph" style:parent-style-name="Standard">
      <style:paragraph-properties fo:margin-top="0cm" fo:margin-bottom="0cm" loext:contextual-spacing="false" style:line-height-at-least="0.556cm"/>
      <style:text-properties officeooo:paragraph-rsid="001e913b"/>
    </style:style>
    <style:style style:name="T1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en" fo:country="GB" fo:font-weight="bold" officeooo:rsid="0018e99c" style:font-size-asian="18pt" style:font-weight-asian="bold" style:font-size-complex="18pt" style:font-weight-complex="bold"/>
    </style:style>
    <style:style style:name="T3" style:family="text">
      <style:text-properties fo:color="#569cd6"/>
    </style:style>
    <style:style style:name="T4" style:family="text">
      <style:text-properties fo:color="#569cd6" fo:font-size="18pt" fo:language="en" fo:country="GB" fo:font-weight="bold" style:font-size-asian="18pt" style:font-weight-asian="bold" style:font-size-complex="18pt" style:font-weight-complex="bold"/>
    </style:style>
    <style:style style:name="T5" style:family="text">
      <style:text-properties fo:color="#569cd6" style:font-name="Droid Sans Mono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  <style:style style:name="T6" style:family="text">
      <style:text-properties fo:color="#d4d4d4" style:font-name="Droid Sans Mono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  <style:style style:name="T7" style:family="text">
      <style:text-properties fo:color="#9cdcfe"/>
    </style:style>
    <style:style style:name="T8" style:family="text">
      <style:text-properties fo:color="#9cdcfe" fo:font-size="18pt" fo:language="en" fo:country="GB" fo:font-weight="bold" style:font-size-asian="18pt" style:font-weight-asian="bold" style:font-size-complex="18pt" style:font-weight-complex="bold"/>
    </style:style>
    <style:style style:name="T9" style:family="text">
      <style:text-properties fo:color="#9cdcfe" style:font-name="Droid Sans Mono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  <style:style style:name="T10" style:family="text">
      <style:text-properties fo:color="#b5cea8"/>
    </style:style>
    <style:style style:name="T11" style:family="text">
      <style:text-properties fo:color="#b5cea8" style:font-name="Droid Sans Mono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  <style:style style:name="T12" style:family="text">
      <style:text-properties fo:color="#c586c0"/>
    </style:style>
    <style:style style:name="T13" style:family="text">
      <style:text-properties fo:color="#ce9178"/>
    </style:style>
    <style:style style:name="T14" style:family="text">
      <style:text-properties fo:color="#ce9178" fo:font-size="18pt" fo:language="en" fo:country="GB" fo:font-weight="bold" style:font-size-asian="18pt" style:font-weight-asian="bold" style:font-size-complex="18pt" style:font-weight-complex="bold"/>
    </style:style>
    <style:style style:name="T15" style:family="text">
      <style:text-properties fo:color="#ce9178" style:font-name="Droid Sans Mono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  <style:style style:name="T16" style:family="text">
      <style:text-properties fo:color="#dcdcaa"/>
    </style:style>
    <style:style style:name="T17" style:family="text">
      <style:text-properties fo:color="#dcdcaa" fo:font-size="18pt" fo:language="en" fo:country="GB" fo:font-weight="bold" style:font-size-asian="18pt" style:font-weight-asian="bold" style:font-size-complex="18pt" style:font-weight-complex="bold"/>
    </style:style>
    <style:style style:name="T18" style:family="text">
      <style:text-properties fo:color="#4fc1ff"/>
    </style:style>
    <style:style style:name="T19" style:family="text">
      <style:text-properties fo:color="#4fc1ff" fo:font-size="18pt" fo:language="en" fo:country="GB" fo:font-weight="bold" style:font-size-asian="18pt" style:font-weight-asian="bold" style:font-size-complex="18pt" style:font-weight-complex="bold"/>
    </style:style>
    <style:style style:name="T20" style:family="text">
      <style:text-properties fo:color="#4fc1ff" style:font-name="Droid Sans Mono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1.</text:span><text:span text:style-name="T5">var</text:span><text:span text:style-name="T6"> </text:span><text:span text:style-name="T9">arr1</text:span><text:span text:style-name="T6">=[</text:span><text:span text:style-name="T11">4</text:span><text:span text:style-name="T6">,</text:span><text:span text:style-name="T11">6</text:span><text:span text:style-name="T6">,</text:span><text:span text:style-name="T11">7</text:span><text:span text:style-name="T6">,</text:span><text:span text:style-name="T11">8</text:span><text:span text:style-name="T6">,</text:span><text:span text:style-name="T11">2</text:span><text:span text:style-name="T6">,</text:span><text:span text:style-name="T11">1</text:span><text:span text:style-name="T6">,-</text:span><text:span text:style-name="T11">2</text:span><text:span text:style-name="T6">];</text:span></text:p>
      <text:p text:style-name="P3"><text:span text:style-name="T3">var</text:span> <text:span text:style-name="T7">arr2</text:span>=[];</text:p>
      <text:p text:style-name="P3"><text:span text:style-name="T3">var</text:span> <text:span text:style-name="T7">min</text:span>=<text:span text:style-name="T7">arr1</text:span>[<text:span text:style-name="T10">0</text:span>];</text:p>
      <text:p text:style-name="P3"><text:span text:style-name="T3">var</text:span> <text:span text:style-name="T7">pos</text:span>;</text:p>
      <text:p text:style-name="P3"><text:span text:style-name="T3">var</text:span> <text:span text:style-name="T7">max</text:span>=<text:span text:style-name="T7">arr1</text:span>[<text:span text:style-name="T10">0</text:span>];</text:p>
      <text:p text:style-name="P3"><text:span text:style-name="T12">for</text:span> (<text:span text:style-name="T7">i</text:span>=<text:span text:style-name="T10">0</text:span>; <text:span text:style-name="T7">i</text:span>&lt;<text:span text:style-name="T7">arr1</text:span>.<text:span text:style-name="T7">length</text:span>; <text:span text:style-name="T7">i</text:span>++)</text:p>
      <text:p text:style-name="P3">{</text:p>
      <text:p text:style-name="P3"><text:span text:style-name="T12">if</text:span> (<text:span text:style-name="T7">max</text:span>&lt;<text:span text:style-name="T7">arr1</text:span>[<text:span text:style-name="T7">i</text:span>]) <text:span text:style-name="T7">max</text:span>=<text:span text:style-name="T7">arr1</text:span>[<text:span text:style-name="T7">i</text:span>];</text:p>
      <text:p text:style-name="P3">}</text:p>
      <text:p text:style-name="P6"/>
      <text:p text:style-name="P3"><text:span text:style-name="T12">for</text:span> (<text:span text:style-name="T3">var</text:span> <text:span text:style-name="T7">i</text:span>=<text:span text:style-name="T10">0</text:span>;<text:span text:style-name="T7">i</text:span>&lt;<text:span text:style-name="T7">arr1</text:span>.<text:span text:style-name="T7">length</text:span>;<text:span text:style-name="T7">i</text:span>++)</text:p>
      <text:p text:style-name="P3">{</text:p>
      <text:p text:style-name="P3"><text:span text:style-name="T12">for</text:span> (<text:span text:style-name="T3">var</text:span> <text:span text:style-name="T7">j</text:span>=<text:span text:style-name="T10">0</text:span>;<text:span text:style-name="T7">j</text:span>&lt;<text:span text:style-name="T7">arr1</text:span>.<text:span text:style-name="T7">length</text:span>;<text:span text:style-name="T7">j</text:span>++)</text:p>
      <text:p text:style-name="P3">{</text:p>
      <text:p text:style-name="P3"><text:span text:style-name="T12">if</text:span> (<text:span text:style-name="T7">arr1</text:span>[<text:span text:style-name="T7">j</text:span>]!=<text:span text:style-name="T13">"x"</text:span>)</text:p>
      <text:p text:style-name="P3">{</text:p>
      <text:p text:style-name="P3"><text:span text:style-name="T12">if</text:span> (<text:span text:style-name="T7">min</text:span>&gt;<text:span text:style-name="T7">arr1</text:span>[<text:span text:style-name="T7">j</text:span>]) </text:p>
      <text:p text:style-name="P3">{</text:p>
      <text:p text:style-name="P3"><text:span text:style-name="T7">min</text:span>=<text:span text:style-name="T7">arr1</text:span>[<text:span text:style-name="T7">j</text:span>];</text:p>
      <text:p text:style-name="P3"><text:span text:style-name="T7">pos</text:span>=<text:span text:style-name="T7">j</text:span>;</text:p>
      <text:p text:style-name="P3">}</text:p>
      <text:p text:style-name="P3">}</text:p>
      <text:p text:style-name="P3">}</text:p>
      <text:p text:style-name="P3"><text:span text:style-name="T7">arr2</text:span>[<text:span text:style-name="T7">i</text:span>]=<text:span text:style-name="T7">min</text:span>;</text:p>
      <text:p text:style-name="P3"><text:span text:style-name="T7">arr1</text:span>[<text:span text:style-name="T7">pos</text:span>]=<text:span text:style-name="T13">"x"</text:span>;</text:p>
      <text:p text:style-name="P3"><text:span text:style-name="T7">min</text:span>=<text:span text:style-name="T7">max</text:span>;</text:p>
      <text:p text:style-name="P3">}</text:p>
      <text:p text:style-name="P3"><text:span text:style-name="T7">console</text:span>.<text:span text:style-name="T16">log</text:span>(<text:span text:style-name="T7">arr2</text:span>);</text:p>
      <text:p text:style-name="P3"/>
      <text:p text:style-name="P8">2.</text:p>
      <text:p text:style-name="P1"><text:span text:style-name="T5">var</text:span><text:span text:style-name="T6"> </text:span><text:span text:style-name="T9">arr1</text:span><text:span text:style-name="T6">=[</text:span><text:span text:style-name="T11">1</text:span><text:span text:style-name="T6">,</text:span><text:span text:style-name="T15">'a'</text:span><text:span text:style-name="T6">,</text:span><text:span text:style-name="T15">'a'</text:span><text:span text:style-name="T6">,</text:span><text:span text:style-name="T15">'a'</text:span><text:span text:style-name="T6">, </text:span><text:span text:style-name="T11">2</text:span><text:span text:style-name="T6">, </text:span><text:span text:style-name="T11">3</text:span><text:span text:style-name="T6">, </text:span><text:span text:style-name="T15">'a'</text:span><text:span text:style-name="T6">, </text:span><text:span text:style-name="T11">3</text:span><text:span text:style-name="T6">, </text:span><text:span text:style-name="T15">'a'</text:span><text:span text:style-name="T6">, </text:span><text:span text:style-name="T11">2</text:span><text:span text:style-name="T6">, </text:span><text:span text:style-name="T11">4</text:span><text:span text:style-name="T6">, </text:span><text:span text:style-name="T11">9</text:span><text:span text:style-name="T6">, </text:span><text:span text:style-name="T15">'a'</text:span><text:span text:style-name="T6">];</text:span></text:p>
      <text:p text:style-name="P3"><text:span text:style-name="T3">var</text:span> <text:span text:style-name="T7">mf</text:span> = <text:span text:style-name="T10">1</text:span>;</text:p>
      <text:p text:style-name="P3"><text:span text:style-name="T3">var</text:span> <text:span text:style-name="T7">m</text:span> = <text:span text:style-name="T10">0</text:span>;</text:p>
      <text:p text:style-name="P3"><text:span text:style-name="T3">var</text:span> <text:span text:style-name="T7">item</text:span>;</text:p>
      <text:p text:style-name="P3"><text:span text:style-name="T12">for</text:span> (<text:span text:style-name="T3">var</text:span> <text:span text:style-name="T7">i</text:span>=<text:span text:style-name="T10">0</text:span>; <text:span text:style-name="T7">i</text:span>&lt;<text:span text:style-name="T7">arr1</text:span>.<text:span text:style-name="T7">length</text:span>; <text:span text:style-name="T7">i</text:span>++)</text:p>
      <text:p text:style-name="P3">{</text:p>
      <text:p text:style-name="P3"><text:span text:style-name="T12">for</text:span> (<text:span text:style-name="T3">var</text:span> <text:span text:style-name="T7">j</text:span>=<text:span text:style-name="T7">i</text:span>; <text:span text:style-name="T7">j</text:span>&lt;<text:span text:style-name="T7">arr1</text:span>.<text:span text:style-name="T7">length</text:span>; <text:span text:style-name="T7">j</text:span>++)</text:p>
      <text:p text:style-name="P3">{</text:p>
      <text:p text:style-name="P3"><text:span text:style-name="T12">if</text:span> (<text:span text:style-name="T7">arr1</text:span>[<text:span text:style-name="T7">i</text:span>] == <text:span text:style-name="T7">arr1</text:span>[<text:span text:style-name="T7">j</text:span>])</text:p>
      <text:p text:style-name="P3"><text:span text:style-name="T7">m</text:span>++;</text:p>
      <text:p text:style-name="P3"><text:soft-page-break/><text:span text:style-name="T12">if</text:span> (<text:span text:style-name="T7">mf</text:span>&lt;<text:span text:style-name="T7">m</text:span>)</text:p>
      <text:p text:style-name="P3">{</text:p>
      <text:p text:style-name="P3"><text:span text:style-name="T7">mf</text:span>=<text:span text:style-name="T7">m</text:span>; </text:p>
      <text:p text:style-name="P3"><text:span text:style-name="T7">item</text:span> = <text:span text:style-name="T7">arr1</text:span>[<text:span text:style-name="T7">i</text:span>];</text:p>
      <text:p text:style-name="P3">}</text:p>
      <text:p text:style-name="P3">}</text:p>
      <text:p text:style-name="P3"><text:span text:style-name="T7">m</text:span>=<text:span text:style-name="T10">0</text:span>;</text:p>
      <text:p text:style-name="P3">}</text:p>
      <text:p text:style-name="P3"><text:span text:style-name="T7">console</text:span>.<text:span text:style-name="T16">log</text:span>(<text:span text:style-name="T7">item</text:span>+<text:span text:style-name="T13">" ( "</text:span> +<text:span text:style-name="T7">mf</text:span> +<text:span text:style-name="T13">" times ) "</text:span>) ;</text:p>
      <text:p text:style-name="P3"/>
      <text:p text:style-name="P8">3a.</text:p>
      <text:p text:style-name="P2"><text:span text:style-name="T4">function</text:span><text:span text:style-name="T1"> </text:span><text:span text:style-name="T17">compareArrays</text:span><text:span text:style-name="T1">(</text:span><text:span text:style-name="T8">arr1</text:span><text:span text:style-name="T1">, </text:span><text:span text:style-name="T8">arr2</text:span><text:span text:style-name="T1">) {</text:span></text:p>
      <text:p text:style-name="P3"><text:span text:style-name="T12">if</text:span>(<text:span text:style-name="T7">arr1</text:span>.<text:span text:style-name="T7">length</text:span> != <text:span text:style-name="T7">arr2</text:span>.<text:span text:style-name="T7">length</text:span>) {</text:p>
      <text:p text:style-name="P3"><text:span text:style-name="T12">return</text:span> <text:span text:style-name="T3">false</text:span>;</text:p>
      <text:p text:style-name="P3">} </text:p>
      <text:p text:style-name="P3"><text:span text:style-name="T12">else</text:span> { </text:p>
      <text:p text:style-name="P3"><text:span text:style-name="T3">let</text:span> <text:span text:style-name="T7">result</text:span> = <text:span text:style-name="T3">false</text:span>;</text:p>
      <text:p text:style-name="P3"><text:span text:style-name="T12">for</text:span>(<text:span text:style-name="T3">let</text:span> <text:span text:style-name="T7">i</text:span>=<text:span text:style-name="T10">0</text:span>; <text:span text:style-name="T7">i</text:span>&lt;<text:span text:style-name="T7">arr1</text:span>.<text:span text:style-name="T7">length</text:span>; <text:span text:style-name="T7">i</text:span>++) {</text:p>
      <text:p text:style-name="P6"/>
      <text:p text:style-name="P3"><text:span text:style-name="T12">if</text:span>(<text:span text:style-name="T7">arr1</text:span>[<text:span text:style-name="T7">i</text:span>] != <text:span text:style-name="T7">arr2</text:span>[<text:span text:style-name="T7">i</text:span>]) {</text:p>
      <text:p text:style-name="P3"><text:span text:style-name="T12">return</text:span> <text:span text:style-name="T3">false</text:span>;</text:p>
      <text:p text:style-name="P3">}</text:p>
      <text:p text:style-name="P3"><text:span text:style-name="T12">else</text:span> {</text:p>
      <text:p text:style-name="P3"><text:span text:style-name="T7">result</text:span> = <text:span text:style-name="T3">true</text:span>;</text:p>
      <text:p text:style-name="P3">}</text:p>
      <text:p text:style-name="P6"/>
      <text:p text:style-name="P3">}</text:p>
      <text:p text:style-name="P3"><text:span text:style-name="T12">return</text:span> <text:span text:style-name="T7">result</text:span>;</text:p>
      <text:p text:style-name="P3">}</text:p>
      <text:p text:style-name="P6"/>
      <text:p text:style-name="P3">}</text:p>
      <text:p text:style-name="P6"/>
      <text:p text:style-name="P3"><text:span text:style-name="T3">const</text:span> <text:span text:style-name="T18">array1</text:span> = [<text:span text:style-name="T10">0</text:span>, <text:span text:style-name="T10">1</text:span>, <text:span text:style-name="T10">3</text:span>, <text:span text:style-name="T10">5</text:span>, <text:span text:style-name="T10">7</text:span>, <text:span text:style-name="T10">9</text:span>];</text:p>
      <text:p text:style-name="P3"><text:span text:style-name="T3">const</text:span> <text:span text:style-name="T18">array2</text:span> = [<text:span text:style-name="T10">0</text:span>, <text:span text:style-name="T10">1</text:span>, <text:span text:style-name="T10">3</text:span>, <text:span text:style-name="T10">5</text:span>, <text:span text:style-name="T10">7</text:span>, <text:span text:style-name="T10">9</text:span>];</text:p>
      <text:p text:style-name="P6"/>
      <text:p text:style-name="P3"><text:span text:style-name="T3">const</text:span> <text:span text:style-name="T18">result</text:span> = <text:span text:style-name="T16">compareArrays</text:span>(<text:span text:style-name="T18">array1</text:span>, <text:span text:style-name="T18">array2</text:span>);</text:p>
      <text:p text:style-name="P3"><text:span text:style-name="T12">if</text:span>(<text:span text:style-name="T18">result</text:span>) {</text:p>
      <text:p text:style-name="P3"><text:span text:style-name="T7">console</text:span>.<text:span text:style-name="T16">log</text:span>(<text:span text:style-name="T13">'The arrays are identical'</text:span>);</text:p>
      <text:p text:style-name="P3">}</text:p>
      <text:p text:style-name="P3"><text:span text:style-name="T12">else</text:span> {</text:p>
      <text:p text:style-name="P3"><text:span text:style-name="T7">console</text:span>.<text:span text:style-name="T16">log</text:span>(<text:span text:style-name="T13">'The arrays are not identical'</text:span>);</text:p>
      <text:p text:style-name="P3">}</text:p>
      <text:p text:style-name="P5"><text:soft-page-break/>3b.</text:p>
      <text:p text:style-name="P4"><text:span text:style-name="T3">function</text:span> <text:span text:style-name="T16">chunkArray</text:span>(<text:span text:style-name="T7">myArray</text:span>, <text:span text:style-name="T7">chunk_size</text:span>){</text:p>
      <text:p text:style-name="P3"><text:span text:style-name="T3">var</text:span> <text:span text:style-name="T7">index</text:span> = <text:span text:style-name="T10">0</text:span>;</text:p>
      <text:p text:style-name="P3"><text:span text:style-name="T3">var</text:span> <text:span text:style-name="T7">arrayLength</text:span> = <text:span text:style-name="T7">myArray</text:span>.<text:span text:style-name="T7">length</text:span>;</text:p>
      <text:p text:style-name="P3"><text:span text:style-name="T3">var</text:span> <text:span text:style-name="T7">tempArray</text:span> = [];</text:p>
      <text:p text:style-name="P3"><text:span text:style-name="T12">for</text:span> (<text:span text:style-name="T7">index</text:span> = <text:span text:style-name="T10">0</text:span>; <text:span text:style-name="T7">index</text:span> &lt; <text:span text:style-name="T7">arrayLength</text:span>; <text:span text:style-name="T7">index</text:span> += <text:span text:style-name="T7">chunk_size</text:span>) {</text:p>
      <text:p text:style-name="P3"><text:span text:style-name="T7">myChunk</text:span> = <text:span text:style-name="T7">myArray</text:span>.<text:span text:style-name="T16">slice</text:span>(<text:span text:style-name="T7">index</text:span>, <text:span text:style-name="T7">index</text:span>+<text:span text:style-name="T7">chunk_size</text:span>);</text:p>
      <text:p text:style-name="P3"><text:span text:style-name="T7">tempArray</text:span>.<text:span text:style-name="T16">push</text:span>(<text:span text:style-name="T7">myChunk</text:span>);</text:p>
      <text:p text:style-name="P3">}</text:p>
      <text:p text:style-name="P6"/>
      <text:p text:style-name="P3"><text:span text:style-name="T12">return</text:span> <text:span text:style-name="T7">tempArray</text:span>;</text:p>
      <text:p text:style-name="P3">}</text:p>
      <text:p text:style-name="P6"/>
      <text:p text:style-name="P3"><text:span text:style-name="T3">var</text:span> <text:span text:style-name="T7">result</text:span> = <text:span text:style-name="T16">chunkArray</text:span>([<text:span text:style-name="T10">9</text:span>,<text:span text:style-name="T10">8</text:span>,<text:span text:style-name="T10">7</text:span>,<text:span text:style-name="T10">6</text:span>,<text:span text:style-name="T10">5</text:span>,<text:span text:style-name="T10">4</text:span>,<text:span text:style-name="T10">3</text:span>,<text:span text:style-name="T10">2</text:span>,<text:span text:style-name="T10">1</text:span>], <text:span text:style-name="T10">3</text:span>);</text:p>
      <text:p text:style-name="P3"><text:span text:style-name="T7">console</text:span>.<text:span text:style-name="T16">log</text:span>(<text:span text:style-name="T18">result</text:span>);</text:p>
      <text:p text:style-name="P4">3c.</text:p>
      <text:p text:style-name="P4"><text:span text:style-name="T3">function</text:span> <text:span text:style-name="T16">getUnique</text:span>(<text:span text:style-name="T7">arr</text:span>){</text:p>
      <text:p text:style-name="P3"><text:span text:style-name="T3">let</text:span> <text:span text:style-name="T7">uniqueArr</text:span>=[];</text:p>
      <text:p text:style-name="P3"><text:span text:style-name="T12">for</text:span>(<text:span text:style-name="T3">let</text:span> <text:span text:style-name="T7">i</text:span> <text:span text:style-name="T3">of</text:span> <text:span text:style-name="T7">arr</text:span>){</text:p>
      <text:p text:style-name="P3"><text:span text:style-name="T12">if</text:span>(<text:span text:style-name="T7">uniqueArr</text:span>.<text:span text:style-name="T16">indexOf</text:span>(<text:span text:style-name="T7">i</text:span>)==-<text:span text:style-name="T10">1</text:span>){</text:p>
      <text:p text:style-name="P3"><text:span text:style-name="T7">uniqueArr</text:span>.<text:span text:style-name="T16">push</text:span>(<text:span text:style-name="T7">i</text:span>);</text:p>
      <text:p text:style-name="P3">}</text:p>
      <text:p text:style-name="P3">}</text:p>
      <text:p text:style-name="P3"><text:span text:style-name="T7">console</text:span>.<text:span text:style-name="T16">log</text:span>(<text:span text:style-name="T7">uniqueArr</text:span>);</text:p>
      <text:p text:style-name="P3">}</text:p>
      <text:p text:style-name="P3"><text:span text:style-name="T3">const</text:span> <text:span text:style-name="T18">array</text:span>=[<text:span text:style-name="T10">1</text:span>,<text:span text:style-name="T10">2</text:span>,<text:span text:style-name="T10">3</text:span>,<text:span text:style-name="T10">3</text:span>,<text:span text:style-name="T10">4</text:span>,<text:span text:style-name="T10">5</text:span>,<text:span text:style-name="T10">5</text:span>,<text:span text:style-name="T10">7</text:span>,<text:span text:style-name="T10">7</text:span>,<text:span text:style-name="T10">9</text:span>];</text:p>
      <text:p text:style-name="P3"><text:span text:style-name="T7">console</text:span>.<text:span text:style-name="T16">log</text:span>(<text:span text:style-name="T16">getUnique</text:span>(<text:span text:style-name="T18">array</text:span>));</text:p>
      <text:p text:style-name="P4">3d.</text:p>
      <text:p text:style-name="P4"><text:span text:style-name="T3">function</text:span> <text:span text:style-name="T16">reverse</text:span>(<text:span text:style-name="T7">array</text:span>) {</text:p>
      <text:p text:style-name="P3"><text:span text:style-name="T3">var</text:span> <text:span text:style-name="T7">output</text:span> = [];</text:p>
      <text:p text:style-name="P3"><text:span text:style-name="T12">while</text:span> (<text:span text:style-name="T7">array</text:span>.<text:span text:style-name="T7">length</text:span>) {</text:p>
      <text:p text:style-name="P3"><text:span text:style-name="T7">output</text:span>.<text:span text:style-name="T16">push</text:span>(<text:span text:style-name="T7">array</text:span>.<text:span text:style-name="T16">pop</text:span>());</text:p>
      <text:p text:style-name="P3">}</text:p>
      <text:p text:style-name="P3"><text:span text:style-name="T12">return</text:span> <text:span text:style-name="T7">output</text:span>;</text:p>
      <text:p text:style-name="P3">}</text:p>
      <text:p text:style-name="P3"><text:span text:style-name="T7">console</text:span>.<text:span text:style-name="T16">log</text:span>(<text:span text:style-name="T16">reverse</text:span>([<text:span text:style-name="T10">7</text:span>,<text:span text:style-name="T10">6</text:span>,<text:span text:style-name="T10">5</text:span>,<text:span text:style-name="T10">4</text:span>,<text:span text:style-name="T10">3</text:span>,<text:span text:style-name="T10">2</text:span>,<text:span text:style-name="T10">1</text:span>]));</text:p>
      <text:p text:style-name="P4"/>
      <text:p text:style-name="P4"/>
      <text:p text:style-name="P8">4a.</text:p>
      <text:p text:style-name="P2"><text:span text:style-name="T4">function</text:span><text:span text:style-name="T1"> </text:span><text:span text:style-name="T17">leap_year_range</text:span><text:span text:style-name="T1">(</text:span><text:span text:style-name="T8">st_year</text:span><text:span text:style-name="T1">, </text:span><text:span text:style-name="T8">end_year</text:span><text:span text:style-name="T1">) {</text:span></text:p>
      <text:p text:style-name="P3"><text:soft-page-break/><text:span text:style-name="T3">var</text:span> <text:span text:style-name="T7">year_range</text:span> = [];</text:p>
      <text:p text:style-name="P3"><text:span text:style-name="T12">for</text:span> (<text:span text:style-name="T3">var</text:span> <text:span text:style-name="T7">i</text:span> = <text:span text:style-name="T7">st_year</text:span>; <text:span text:style-name="T7">i</text:span> &lt;= <text:span text:style-name="T7">end_year</text:span>; <text:span text:style-name="T7">i</text:span>++)</text:p>
      <text:p text:style-name="P3">{</text:p>
      <text:p text:style-name="P3"><text:span text:style-name="T7">year_range</text:span>.<text:span text:style-name="T16">push</text:span>(<text:span text:style-name="T7">i</text:span>);</text:p>
      <text:p text:style-name="P3">}</text:p>
      <text:p text:style-name="P3"><text:span text:style-name="T3">var</text:span> <text:span text:style-name="T7">new_array</text:span> = [];</text:p>
      <text:p text:style-name="P6"/>
      <text:p text:style-name="P3"><text:span text:style-name="T7">year_range</text:span>.<text:span text:style-name="T16">forEach</text:span>(</text:p>
      <text:p text:style-name="P3"><text:span text:style-name="T3">function</text:span>(<text:span text:style-name="T7">year</text:span>)</text:p>
      <text:p text:style-name="P3">{ </text:p>
      <text:p text:style-name="P3"><text:span text:style-name="T12">if</text:span> (<text:span text:style-name="T16">test_LeapYear</text:span>(<text:span text:style-name="T7">year</text:span>)) </text:p>
      <text:p text:style-name="P3"><text:span text:style-name="T7">new_array</text:span>.<text:span text:style-name="T16">push</text:span>(<text:span text:style-name="T7">year</text:span>);</text:p>
      <text:p text:style-name="P3">});</text:p>
      <text:p text:style-name="P6"/>
      <text:p text:style-name="P3"><text:span text:style-name="T12">return</text:span> <text:span text:style-name="T7">new_array</text:span>;</text:p>
      <text:p text:style-name="P3">}</text:p>
      <text:p text:style-name="P6"/>
      <text:p text:style-name="P3"><text:span text:style-name="T3">function</text:span> <text:span text:style-name="T16">test_LeapYear</text:span>(<text:span text:style-name="T7">year</text:span>) {</text:p>
      <text:p text:style-name="P3"><text:span text:style-name="T12">if</text:span> ((<text:span text:style-name="T7">year</text:span> % <text:span text:style-name="T10">4</text:span> === <text:span text:style-name="T10">0</text:span> &amp;&amp; <text:span text:style-name="T7">year</text:span> % <text:span text:style-name="T10">100</text:span> !== <text:span text:style-name="T10">0</text:span>) || (<text:span text:style-name="T7">year</text:span> % <text:span text:style-name="T10">100</text:span> === <text:span text:style-name="T10">0</text:span> &amp;&amp; <text:span text:style-name="T7">year</text:span> % <text:span text:style-name="T10">400</text:span> === <text:span text:style-name="T10">0</text:span>)) {</text:p>
      <text:p text:style-name="P3"><text:span text:style-name="T12">return</text:span> <text:span text:style-name="T7">year</text:span>;</text:p>
      <text:p text:style-name="P3">} <text:span text:style-name="T12">else</text:span> {</text:p>
      <text:p text:style-name="P3"><text:span text:style-name="T12">return</text:span> <text:span text:style-name="T3">false</text:span>;</text:p>
      <text:p text:style-name="P3">}</text:p>
      <text:p text:style-name="P3">}</text:p>
      <text:p text:style-name="P6"/>
      <text:p text:style-name="P3"><text:span text:style-name="T7">console</text:span>.<text:span text:style-name="T16">log</text:span>(<text:span text:style-name="T16">leap_year_range</text:span>(<text:span text:style-name="T10">1990</text:span>,<text:span text:style-name="T10">2022</text:span>));</text:p>
      <text:p text:style-name="P3"/>
      <text:p text:style-name="P8">4b.</text:p>
      <text:p text:style-name="P2"><text:span text:style-name="T4">const</text:span><text:span text:style-name="T1"> </text:span><text:span text:style-name="T19">number</text:span><text:span text:style-name="T1"> = </text:span><text:span text:style-name="T17">parseInt</text:span><text:span text:style-name="T1">(</text:span><text:span text:style-name="T17">prompt</text:span><text:span text:style-name="T1">(</text:span><text:span text:style-name="T14">'Enter the number of terms: '</text:span><text:span text:style-name="T1">));</text:span></text:p>
      <text:p text:style-name="P3"><text:span text:style-name="T3">let</text:span> <text:span text:style-name="T7">n1</text:span> = <text:span text:style-name="T10">0</text:span>, <text:span text:style-name="T7">n2</text:span> = <text:span text:style-name="T10">1</text:span>, <text:span text:style-name="T7">nextTerm</text:span>;</text:p>
      <text:p text:style-name="P6"/>
      <text:p text:style-name="P3"><text:span text:style-name="T7">console</text:span>.<text:span text:style-name="T16">log</text:span>(<text:span text:style-name="T13">'Fibonacci Series:'</text:span>);</text:p>
      <text:p text:style-name="P6"/>
      <text:p text:style-name="P3"><text:span text:style-name="T12">for</text:span> (<text:span text:style-name="T3">let</text:span> <text:span text:style-name="T7">i</text:span> = <text:span text:style-name="T10">1</text:span>; <text:span text:style-name="T7">i</text:span> &lt;= <text:span text:style-name="T18">number</text:span>; <text:span text:style-name="T7">i</text:span>++) {</text:p>
      <text:p text:style-name="P3"><text:span text:style-name="T7">console</text:span>.<text:span text:style-name="T16">log</text:span>(<text:span text:style-name="T7">n1</text:span>);</text:p>
      <text:p text:style-name="P3"><text:span text:style-name="T7">nextTerm</text:span> = <text:span text:style-name="T7">n1</text:span> + <text:span text:style-name="T7">n2</text:span>;</text:p>
      <text:p text:style-name="P3"><text:span text:style-name="T7">n1</text:span> = <text:span text:style-name="T7">n2</text:span>;</text:p>
      <text:p text:style-name="P3"><text:span text:style-name="T7">n2</text:span> = <text:span text:style-name="T7">nextTerm</text:span>;</text:p>
      <text:p text:style-name="P3">}</text:p>
      <text:p text:style-name="P8"><text:soft-page-break/></text:p>
      <text:p text:style-name="P8">4c.</text:p>
      <text:p text:style-name="P1"><text:span text:style-name="T5">const</text:span><text:span text:style-name="T6"> </text:span><text:span text:style-name="T20">items</text:span><text:span text:style-name="T6"> = [</text:span><text:span text:style-name="T11">1</text:span><text:span text:style-name="T6">, </text:span><text:span text:style-name="T11">2</text:span><text:span text:style-name="T6">, </text:span><text:span text:style-name="T11">3</text:span><text:span text:style-name="T6">, </text:span><text:span text:style-name="T11">4</text:span><text:span text:style-name="T6">, </text:span><text:span text:style-name="T11">5</text:span><text:span text:style-name="T6">,</text:span><text:span text:style-name="T11">6</text:span><text:span text:style-name="T6">,</text:span><text:span text:style-name="T11">7</text:span><text:span text:style-name="T6">,</text:span><text:span text:style-name="T11">8</text:span><text:span text:style-name="T6">,</text:span><text:span text:style-name="T11">9</text:span><text:span text:style-name="T6">]</text:span></text:p>
      <text:p text:style-name="P6"/>
      <text:p text:style-name="P3"><text:span text:style-name="T3">const</text:span> <text:span text:style-name="T16">insert</text:span> = (<text:span text:style-name="T7">arr</text:span>, <text:span text:style-name="T7">index</text:span>, <text:span text:style-name="T7">newItem</text:span>) <text:span text:style-name="T3">=&gt;</text:span> [</text:p>
      <text:p text:style-name="P3">...<text:span text:style-name="T7">arr</text:span>.<text:span text:style-name="T16">slice</text:span>(<text:span text:style-name="T10">0</text:span>, <text:span text:style-name="T7">index</text:span>),</text:p>
      <text:p text:style-name="P3"><text:span text:style-name="T7">newItem</text:span>,</text:p>
      <text:p text:style-name="P3">...<text:span text:style-name="T7">arr</text:span>.<text:span text:style-name="T16">slice</text:span>(<text:span text:style-name="T7">index</text:span>)</text:p>
      <text:p text:style-name="P3">]</text:p>
      <text:p text:style-name="P6"/>
      <text:p text:style-name="P3"><text:span text:style-name="T3">const</text:span> <text:span text:style-name="T18">result</text:span> = <text:span text:style-name="T16">insert</text:span>(<text:span text:style-name="T18">items</text:span>, <text:span text:style-name="T10">2</text:span>, <text:span text:style-name="T10">10</text:span>)</text:p>
      <text:p text:style-name="P6"/>
      <text:p text:style-name="P3"><text:span text:style-name="T7">console</text:span>.<text:span text:style-name="T16">log</text:span>(<text:span text:style-name="T18">result</text:span>)</text:p>
      <text:p text:style-name="P3"/>
      <text:p text:style-name="P8">4d.</text:p>
      <text:p text:style-name="P8"/>
      <text:p text:style-name="P2"><text:span text:style-name="T4">function</text:span><text:span text:style-name="T1"> </text:span><text:span text:style-name="T17">removeItemFromArray</text:span><text:span text:style-name="T1">(</text:span><text:span text:style-name="T8">array</text:span><text:span text:style-name="T1">, </text:span><text:span text:style-name="T8">n</text:span><text:span text:style-name="T1">) {</text:span></text:p>
      <text:p text:style-name="P3"><text:span text:style-name="T3">const</text:span> <text:span text:style-name="T18">newArray</text:span> = [];</text:p>
      <text:p text:style-name="P6"/>
      <text:p text:style-name="P3"><text:span text:style-name="T12">for</text:span> ( <text:span text:style-name="T3">let</text:span> <text:span text:style-name="T7">i</text:span> = <text:span text:style-name="T10">0</text:span>; <text:span text:style-name="T7">i</text:span> &lt; <text:span text:style-name="T7">array</text:span>.<text:span text:style-name="T7">length</text:span>; <text:span text:style-name="T7">i</text:span>++) {</text:p>
      <text:p text:style-name="P3"><text:span text:style-name="T12">if</text:span>(<text:span text:style-name="T7">array</text:span>[<text:span text:style-name="T7">i</text:span>] !== <text:span text:style-name="T7">n</text:span>) {</text:p>
      <text:p text:style-name="P3"><text:span text:style-name="T18">newArray</text:span>.<text:span text:style-name="T16">push</text:span>(<text:span text:style-name="T7">array</text:span>[<text:span text:style-name="T7">i</text:span>]);</text:p>
      <text:p text:style-name="P3">}</text:p>
      <text:p text:style-name="P3">}</text:p>
      <text:p text:style-name="P3"><text:span text:style-name="T12">return</text:span> <text:span text:style-name="T18">newArray</text:span>;</text:p>
      <text:p text:style-name="P3">}</text:p>
      <text:p text:style-name="P6"/>
      <text:p text:style-name="P3"><text:span text:style-name="T3">const</text:span> <text:span text:style-name="T18">result</text:span> = <text:span text:style-name="T16">removeItemFromArray</text:span>([<text:span text:style-name="T10">1</text:span>, <text:span text:style-name="T10">2</text:span>, <text:span text:style-name="T10">3</text:span> , <text:span text:style-name="T10">4</text:span> , <text:span text:style-name="T10">5</text:span>,<text:span text:style-name="T10">6</text:span>,<text:span text:style-name="T10">7</text:span>,<text:span text:style-name="T10">8</text:span>,<text:span text:style-name="T10">9</text:span>], <text:span text:style-name="T10">2</text:span>);</text:p>
      <text:p text:style-name="P6"/>
      <text:p text:style-name="P3"><text:span text:style-name="T7">console</text:span>.<text:span text:style-name="T16">log</text:span>(<text:span text:style-name="T18">result</text:span>);</text:p>
      <text:p text:style-name="P9">5.var - </text:p>
      <text:p text:style-name="P9">1. The scope of a var variable is functional scope.</text:p>
      <text:p text:style-name="P9">2. It can be updated and re-declared into the scope.</text:p>
      <text:p text:style-name="P9">3. It can be declared without initialization.</text:p>
      <text:p text:style-name="P9">4 .It can be accessed without initialization as its default value is “undefined”.</text:p>
      <text:p text:style-name="P9"/>
      <text:p text:style-name="P9"><text:soft-page-break/>let - </text:p>
      <text:p text:style-name="P9">1. The scope of a let variable is block scope.</text:p>
      <text:p text:style-name="P9">2. It can be updated but cannot be re-declared into the scope.</text:p>
      <text:p text:style-name="P9">3 . It can be declared without initialization.</text:p>
      <text:p text:style-name="P9">4. It cannot be accessed without initialization, as it returns an error.</text:p>
      <text:p text:style-name="P9"/>
      <text:p text:style-name="P9">const - </text:p>
      <text:p text:style-name="P9">1 .The scope of a const variable is block scope.</text:p>
      <text:p text:style-name="P9">2 . It cannot be updated or re-declared into the scope.</text:p>
      <text:p text:style-name="P9">3 . It cannot be declared without initialization.</text:p>
      <text:p text:style-name="P9">4 . It cannot be accessed without initialization, as it cannot be declared without initializa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8pt" style:font-size-asian="18pt"/>
    </style:style>
    <style:style style:name="ListLabel_20_2" style:display-name="ListLabel 2" style:family="text">
      <style:text-properties fo:font-size="18pt" style:font-size-asian="18pt"/>
    </style:style>
    <style:style style:name="ListLabel_20_3" style:display-name="ListLabel 3" style:family="text">
      <style:text-properties fo:font-size="13pt" fo:font-weight="normal" style:font-size-asian="13pt" style:font-weight-asian="normal" style:font-name-complex="Helvetica1" style:font-family-complex="Helvetic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han Kumar T G</meta:initial-creator>
    <meta:editing-cycles>5</meta:editing-cycles>
    <meta:creation-date>2022-05-17T00:34:00</meta:creation-date>
    <dc:date>2022-05-31T09:41:21.877940264</dc:date>
    <meta:editing-duration>PT1H8M56S</meta:editing-duration>
    <meta:generator>LibreOffice/6.4.7.2$Linux_X86_64 LibreOffice_project/40$Build-2</meta:generator>
    <meta:document-statistic meta:table-count="0" meta:image-count="0" meta:object-count="0" meta:page-count="6" meta:paragraph-count="178" meta:word-count="577" meta:character-count="3518" meta:non-whitespace-character-count="31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